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D4000001FF1A7E0ADF24CAE9A4.png" manifest:media-type="image/png"/>
  <manifest:file-entry manifest:full-path="Pictures/100000010000019000000190F5C66AA264D911A1.png" manifest:media-type="image/png"/>
  <manifest:file-entry manifest:full-path="Pictures/100000010000015C0000012579436780C7A38DA5.png" manifest:media-type="image/png"/>
  <manifest:file-entry manifest:full-path="Pictures/10000001000000DC000000EA739ADE6145952657.png" manifest:media-type="image/png"/>
  <manifest:file-entry manifest:full-path="Pictures/10000001000004B0000000BC4841DB1A8E6CB2FE.png" manifest:media-type="image/png"/>
  <manifest:file-entry manifest:full-path="Pictures/10000001000001F4000001F4CBAD1EEAF3CAD0F6.png" manifest:media-type="image/png"/>
  <manifest:file-entry manifest:full-path="Pictures/10000001000001E0000001E04E4D5F99757C5842.png" manifest:media-type="image/png"/>
  <manifest:file-entry manifest:full-path="Pictures/10000001000002000000020007D5142075C4757D.png" manifest:media-type="image/png"/>
  <manifest:file-entry manifest:full-path="Pictures/1000000100000206000002067FF18DCB0F42E3D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Chandas" svg:font-family="Chanda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b2b2b2"/>
    </style:style>
    <style:style style:name="gr1" style:family="graphic" style:parent-style-name="standard">
      <style:graphic-properties svg:stroke-color="#000000" draw:fill-color="#eeeeee" draw:textarea-horizontal-align="justify" draw:textarea-vertical-align="middle" draw:auto-grow-height="false" fo:min-height="4.038cm" fo:min-width="3.788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2.836cm" fo:min-width="16.586cm"/>
    </style:style>
    <style:style style:name="gr3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ggetto_20_senza_20_riempimento_20_e_20_linee">
      <style:graphic-properties draw:stroke="none" draw:fill="none" draw:textarea-horizontal-align="center" draw:textarea-vertical-align="middle" draw:shadow="hidden" draw:shadow-offset-x="0.212cm" draw:shadow-offset-y="0.212cm" loext:glow-radius="0.035cm" loext:glow-color="#00000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ggetto_20_senza_20_riempimento_20_e_20_linee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ggetto_20_senza_20_riempimento_20_e_20_linee">
      <style:graphic-properties draw:stroke="solid" svg:stroke-color="#ff8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053cm" svg:stroke-color="#000000" draw:marker-start="Estremità_20_linea_20_4" draw:marker-start-width="0.379cm" draw:marker-end="Estremità_20_linea_20_5" draw:marker-end-width="0.379cm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color="#000000" draw:fill="none" draw:fill-color="#ffffff" fo:min-height="2.901cm"/>
      <style:paragraph-properties style:writing-mode="lr-tb"/>
    </style:style>
    <style:style style:name="gr9" style:family="graphic" style:parent-style-name="objectwithoutfill">
      <style:graphic-properties draw:stroke="solid" svg:stroke-width="0.053cm" svg:stroke-color="#ff8000" draw:marker-start-width="0.279cm" draw:marker-end="Estremità_20_linea_20_3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Oggetto_20_senza_20_riempimento_20_e_20_linee">
      <style:graphic-properties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fo:min-height="0.1cm"/>
      <style:paragraph-properties style:writing-mode="lr-tb"/>
    </style:style>
    <style:style style:name="gr12" style:family="graphic" style:parent-style-name="Oggetto_20_senza_20_riempimento_20_e_20_linee">
      <style:graphic-properties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ggetto_20_senza_20_riempimento_20_e_20_linee">
      <style:graphic-properties draw:textarea-horizontal-align="center" draw:textarea-vertical-align="middle" loext:glow-radius="0.035cm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svg:stroke-width="0.053cm" svg:stroke-color="#000000" draw:marker-start="Estremità_20_linea_20_1" draw:marker-start-width="0.379cm" draw:marker-end="Estremità_20_linea_20_2" draw:marker-end-width="0.379cm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svg:stroke-width="0.071cm" svg:stroke-color="#00a933" draw:marker-start="Estremità_20_linea_20_1" draw:marker-start-width="0.406cm" draw:marker-end="Estremità_20_linea_20_2" draw:marker-end-width="0.406cm" draw:textarea-vertical-align="middle" fo:padding-top="0.16cm" fo:padding-bottom="0.16cm" fo:padding-left="0.285cm" fo:padding-right="0.285cm"/>
    </style:style>
    <style:style style:name="gr16" style:family="graphic" style:parent-style-name="standard">
      <style:graphic-properties svg:stroke-width="0.071cm" svg:stroke-color="#000000" draw:marker-start="Estremità_20_linea_20_1" draw:marker-start-width="0.406cm" draw:marker-end="Estremità_20_linea_20_2" draw:marker-end-width="0.406cm" draw:textarea-vertical-align="middle" fo:padding-top="0.16cm" fo:padding-bottom="0.16cm" fo:padding-left="0.285cm" fo:padding-right="0.285cm"/>
    </style:style>
    <style:style style:name="gr17" style:family="graphic" style:parent-style-name="standard">
      <style:graphic-properties svg:stroke-width="0.071cm" svg:stroke-color="#ff8000" draw:marker-start="Estremità_20_linea_20_1" draw:marker-start-width="0.405cm" draw:marker-end="Estremità_20_linea_20_2" draw:marker-end-width="0.405cm" draw:textarea-vertical-align="middle" fo:padding-top="0.159cm" fo:padding-bottom="0.159cm" fo:padding-left="0.284cm" fo:padding-right="0.284cm"/>
    </style:style>
    <style:style style:name="gr18" style:family="graphic" style:parent-style-name="Oggetto_20_senza_20_riempimento_20_e_20_linee">
      <style:graphic-properties draw:stroke="none" draw:textarea-horizontal-align="center" draw:textarea-vertical-align="middle" loext:glow-radius="0cm" loext:glow-transparency="1%" loext:softedge-radius="0cm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svg:stroke-width="0.053cm" svg:stroke-color="#00a933" draw:marker-start="Estremità_20_linea_20_4" draw:marker-start-width="0.379cm" draw:marker-end="Estremità_20_linea_20_5" draw:marker-end-width="0.379cm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draw:stroke="none" svg:stroke-color="#000000" draw:fill="none" draw:fill-color="#ffffff" fo:min-height="1.805cm"/>
      <style:paragraph-properties style:writing-mode="lr-tb"/>
    </style:style>
    <style:style style:name="P1" style:family="paragraph">
      <loext:graphic-properties draw:fill-color="#eeeee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style:font-name="DejaVu Sans" fo:font-size="14pt"/>
    </style:style>
    <style:style style:name="P6" style:family="paragraph">
      <style:text-properties style:font-name="DejaVu Sans" fo:font-size="16pt" fo:font-weight="normal"/>
    </style:style>
    <style:style style:name="P7" style:family="paragraph">
      <loext:graphic-properties draw:fill="none" draw:fill-color="#ffffff"/>
      <style:paragraph-properties style:writing-mode="lr-tb"/>
      <style:text-properties style:font-name="DejaVu Sans" fo:font-size="20pt" fo:font-weight="normal" style:font-size-asian="24pt" style:font-size-complex="24pt"/>
    </style:style>
    <style:style style:name="P8" style:family="paragraph">
      <loext:graphic-properties draw:fill="none" draw:fill-color="#ffffff"/>
      <style:paragraph-properties style:writing-mode="lr-tb"/>
      <style:text-properties style:font-name="DejaVu Sans" fo:font-size="16pt" fo:font-weight="normal" style:font-size-asian="24pt" style:font-size-complex="24pt"/>
    </style:style>
    <style:style style:name="T1" style:family="text">
      <style:text-properties style:font-name="DejaVu Sans" fo:font-size="14pt"/>
    </style:style>
    <style:style style:name="T2" style:family="text">
      <style:text-properties fo:font-size="22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draw:layer="layout" svg:width="4.75cm" svg:height="4.75cm" svg:x="1.2cm" svg:y="1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8.5cm" svg:height="14.5cm" svg:x="6.5cm" svg:y="3.5cm">
          <text:p/>
          <draw:enhanced-geometry svg:viewBox="0 0 21600 21600" draw:path-stretchpoint-x="10800" draw:path-stretchpoint-y="10800" draw:text-areas="?f3 ?f4 ?f5 ?f6" draw:type="round-rectangle" draw:modifiers="2506.916764361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2.546cm" svg:height="2.546cm" svg:x="25.754cm" svg:y="6.95cm">
          <draw:image xlink:href="Pictures/1000000100000206000002067FF18DCB0F42E3D9.png" xlink:type="simple" xlink:show="embed" xlink:actuate="onLoad" draw:mime-type="image/png">
            <text:p/>
          </draw:image>
        </draw:frame>
        <draw:frame draw:style-name="gr4" draw:text-style-name="P3" draw:layer="layout" svg:width="3cm" svg:height="3cm" svg:x="7.5cm" svg:y="9.05cm">
          <draw:image xlink:href="Pictures/10000001000001E0000001E04E4D5F99757C5842.png" xlink:type="simple" xlink:show="embed" xlink:actuate="onLoad" draw:mime-type="image/png">
            <text:p/>
          </draw:image>
        </draw:frame>
        <draw:frame draw:style-name="gr5" draw:text-style-name="P3" draw:layer="layout" svg:width="2.762cm" svg:height="2.731cm" svg:x="13.794cm" svg:y="5.4cm">
          <draw:image xlink:href="Pictures/10000001000001F4000001F4CBAD1EEAF3CAD0F6.png" xlink:type="simple" xlink:show="embed" xlink:actuate="onLoad" draw:mime-type="image/png">
            <text:p/>
          </draw:image>
        </draw:frame>
        <draw:frame draw:style-name="gr6" draw:text-style-name="P3" draw:layer="layout" svg:width="5.432cm" svg:height="0.851cm" svg:x="16.35cm" svg:y="14.6cm">
          <draw:image xlink:href="Pictures/10000001000004B0000000BC4841DB1A8E6CB2FE.png" xlink:type="simple" xlink:show="embed" xlink:actuate="onLoad" draw:mime-type="image/png">
            <text:p/>
          </draw:image>
        </draw:frame>
        <draw:line draw:style-name="gr7" draw:text-style-name="P4" draw:layer="layout" svg:x1="17cm" svg:y1="7cm" svg:x2="21.5cm" svg:y2="9.5cm">
          <text:p/>
        </draw:line>
        <draw:line draw:style-name="gr7" draw:text-style-name="P4" draw:layer="layout" svg:x1="21.25cm" svg:y1="10.5cm" svg:x2="10.5cm" svg:y2="10.5cm">
          <text:p/>
        </draw:line>
        <draw:frame draw:style-name="gr8" draw:text-style-name="P5" draw:layer="layout" svg:width="3.75cm" svg:height="3.151cm" svg:x="3.748cm" svg:y="1.82cm">
          <draw:text-box>
            <text:p><text:span text:style-name="T1">HTTPS</text:span></text:p>
            <text:p><text:span text:style-name="T1"/></text:p>
            <text:p><text:span text:style-name="T1">HTTP</text:span></text:p>
            <text:p><text:span text:style-name="T1"/></text:p>
            <text:p><text:span text:style-name="T1">AMQP</text:span></text:p>
          </draw:text-box>
        </draw:frame>
        <draw:line draw:style-name="gr9" draw:text-style-name="P3" draw:layer="layout" svg:x1="21.5cm" svg:y1="11.5cm" svg:x2="19cm" svg:y2="14.25cm">
          <text:p/>
        </draw:line>
        <draw:frame draw:style-name="gr10" draw:text-style-name="P4" draw:layer="layout" svg:width="2.9cm" svg:height="2.9cm" svg:x="21.2cm" svg:y="9.05cm">
          <draw:image xlink:href="Pictures/10000001000002000000020007D5142075C4757D.png" xlink:type="simple" xlink:show="embed" xlink:actuate="onLoad" draw:mime-type="image/png">
            <text:p/>
          </draw:image>
        </draw:frame>
        <draw:frame draw:style-name="gr11" draw:text-style-name="P7" draw:layer="layout" svg:width="3.75cm" svg:height="1.153cm" svg:x="21.85cm" svg:y="11.6cm">
          <draw:text-box>
            <text:p text:style-name="P6"><text:span text:style-name="T2">Flu</text:span></text:p>
          </draw:text-box>
        </draw:frame>
        <draw:frame draw:style-name="gr12" draw:text-style-name="P4" draw:layer="layout" svg:width="1.766cm" svg:height="1.7cm" svg:x="15.354cm" svg:y="6.85cm">
          <draw:image xlink:href="Pictures/10000001000000DC000000EA739ADE6145952657.png" xlink:type="simple" xlink:show="embed" xlink:actuate="onLoad" draw:mime-type="image/png">
            <text:p/>
          </draw:image>
        </draw:frame>
        <draw:frame draw:style-name="gr3" draw:text-style-name="P3" draw:layer="layout" svg:width="3.974cm" svg:height="3.345cm" svg:x="18.526cm" svg:y="2.1cm">
          <draw:image xlink:href="Pictures/100000010000015C0000012579436780C7A38DA5.png" xlink:type="simple" xlink:show="embed" xlink:actuate="onLoad" draw:mime-type="image/png">
            <text:p/>
          </draw:image>
        </draw:frame>
        <draw:frame draw:style-name="gr13" draw:text-style-name="P4" draw:layer="layout" svg:width="4.217cm" svg:height="2.976cm" svg:x="1.35cm" svg:y="9.05cm">
          <draw:image xlink:href="Pictures/10000001000002D4000001FF1A7E0ADF24CAE9A4.png" xlink:type="simple" xlink:show="embed" xlink:actuate="onLoad" draw:mime-type="image/png">
            <text:p/>
          </draw:image>
        </draw:frame>
        <draw:line draw:style-name="gr14" draw:text-style-name="P4" draw:layer="layout" svg:x1="24cm" svg:y1="9.75cm" svg:x2="26cm" svg:y2="8.25cm">
          <text:p/>
        </draw:line>
        <draw:line draw:style-name="gr14" draw:text-style-name="P4" draw:layer="layout" svg:x1="24.25cm" svg:y1="11.25cm" svg:x2="26cm" svg:y2="13cm">
          <text:p/>
        </draw:line>
        <draw:line draw:style-name="gr15" draw:text-style-name="P4" draw:layer="layout" svg:x1="1.85cm" svg:y1="2.15cm" svg:x2="3.6cm" svg:y2="2.15cm">
          <text:p/>
        </draw:line>
        <draw:line draw:style-name="gr16" draw:text-style-name="P4" draw:layer="layout" svg:x1="1.85cm" svg:y1="3.4cm" svg:x2="3.6cm" svg:y2="3.4cm">
          <text:p/>
        </draw:line>
        <draw:line draw:style-name="gr17" draw:text-style-name="P4" draw:layer="layout" svg:x1="1.85cm" svg:y1="4.6cm" svg:x2="3.6cm" svg:y2="4.6cm">
          <text:p/>
        </draw:line>
        <draw:frame draw:style-name="gr18" draw:text-style-name="P4" draw:layer="layout" svg:width="4.151cm" svg:height="4.151cm" svg:x="24.849cm" svg:y="11.6cm">
          <draw:image xlink:href="Pictures/100000010000019000000190F5C66AA264D911A1.png" xlink:type="simple" xlink:show="embed" xlink:actuate="onLoad" draw:mime-type="image/png">
            <text:p/>
          </draw:image>
        </draw:frame>
        <draw:frame draw:style-name="gr10" draw:text-style-name="P4" draw:layer="layout" svg:width="2.9cm" svg:height="2.9cm" svg:x="10.45cm" svg:y="13.5cm">
          <draw:image xlink:href="Pictures/10000001000002000000020007D5142075C4757D.png" xlink:type="simple" xlink:show="embed" xlink:actuate="onLoad" draw:mime-type="image/png">
            <text:p/>
          </draw:image>
        </draw:frame>
        <draw:line draw:style-name="gr9" draw:text-style-name="P3" draw:layer="layout" svg:x1="13.25cm" svg:y1="15cm" svg:x2="16.25cm" svg:y2="15cm">
          <text:p/>
        </draw:line>
        <draw:line draw:style-name="gr19" draw:text-style-name="P4" draw:layer="layout" svg:x1="7.6cm" svg:y1="10.15cm" svg:x2="4.85cm" svg:y2="10.15cm">
          <text:p/>
        </draw:line>
        <draw:line draw:style-name="gr7" draw:text-style-name="P4" draw:layer="layout" svg:x1="7.6cm" svg:y1="10.95cm" svg:x2="4.85cm" svg:y2="10.95cm">
          <text:p/>
        </draw:line>
        <draw:frame draw:style-name="gr11" draw:text-style-name="P7" draw:layer="layout" svg:width="3.75cm" svg:height="1.153cm" svg:x="10.25cm" svg:y="16.097cm">
          <draw:text-box>
            <text:p text:style-name="P6"><text:span text:style-name="T2">Logger</text:span></text:p>
          </draw:text-box>
        </draw:frame>
        <draw:frame draw:style-name="gr20" draw:text-style-name="P8" draw:layer="layout" svg:width="4cm" svg:height="2.055cm" svg:x="1.7cm" svg:y="11.75cm">
          <draw:text-box>
            <text:p text:style-name="P6"><text:span text:style-name="T2">Flu</text:span><text:span text:style-name="T2">Cli</text:span><text:span text:style-name="T2">ent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Chandas" svg:font-family="Chanda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stremità_20_linea_20_1" draw:display-name="Estremità linea 1" svg:viewBox="0 0 20 20" svg:d="M0 20l10-20 10 20z"/>
    <draw:marker draw:name="Estremità_20_linea_20_2" draw:display-name="Estremità linea 2" svg:viewBox="0 0 20 20" svg:d="M0 20l10-20 10 20z"/>
    <draw:marker draw:name="Estremità_20_linea_20_3" draw:display-name="Estremità linea 3" svg:viewBox="0 0 20 20" svg:d="M0 20l10-20 10 20z"/>
    <draw:marker draw:name="Estremità_20_linea_20_4" draw:display-name="Estremità linea 4" svg:viewBox="0 0 20 20" svg:d="M0 20l10-20 10 20z"/>
    <draw:marker draw:name="Estremità_20_linea_20_5" draw:display-name="Estremità linea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27T11:36:23.691515493</meta:creation-date>
    <dc:date>2022-01-28T10:52:33.052411317</dc:date>
    <meta:editing-duration>PT18M13S</meta:editing-duration>
    <meta:editing-cycles>2</meta:editing-cycles>
    <meta:generator>LibreOffice/7.2.5.2$Linux_X86_64 LibreOffice_project/20$Build-2</meta:generator>
    <meta:document-statistic meta:object-count="27"/>
  </office:meta>
</office:document-meta>
</file>